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999999" draw:marker-start-width="0.35cm" draw:marker-end-width="0.35cm" svg:stroke-opacity="50%" draw:fill="gradient" draw:fill-gradient-name="Trustin_20_Gradient_20_1" draw:opacity="77%" draw:textarea-horizontal-align="justify" draw:textarea-vertical-align="middle" draw:auto-grow-height="false" fo:padding-top="0.135cm" fo:padding-bottom="0.135cm" fo:padding-left="0.26cm" fo:padding-right="0.26cm" draw:shadow-opacity="77%"/>
    </style:style>
    <style:style style:name="gr2" style:family="graphic" style:parent-style-name="standard">
      <style:graphic-properties svg:stroke-width="0.02cm" svg:stroke-color="#999999" draw:marker-start-width="0.34cm" draw:marker-end-width="0.34cm" svg:stroke-opacity="50%" draw:fill="gradient" draw:fill-color="#99ccff" draw:fill-gradient-name="Gradient_20_7" draw:fill-hatch-name="Black_20_0_20_Degrees" draw:opacity="77%" draw:textarea-horizontal-align="justify" draw:textarea-vertical-align="middle" draw:auto-grow-height="false" fo:padding-top="0.135cm" fo:padding-bottom="0.135cm" fo:padding-left="0.26cm" fo:padding-right="0.26cm" draw:shadow-opacity="77%"/>
    </style:style>
    <style:style style:name="gr3" style:family="graphic" style:parent-style-name="standard">
      <style:graphic-properties svg:stroke-width="0.02cm" svg:stroke-color="#999999" draw:marker-start-width="0.34cm" draw:marker-end-width="0.34cm" svg:stroke-opacity="50%" draw:fill="gradient" draw:fill-gradient-name="Trustin_20_Gradient_20_2" draw:opacity="77%" draw:textarea-horizontal-align="justify" draw:textarea-vertical-align="middle" draw:auto-grow-height="false" fo:padding-top="0.135cm" fo:padding-bottom="0.135cm" fo:padding-left="0.26cm" fo:padding-right="0.26cm" draw:shadow-opacity="77%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30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9.02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3cm" fo:min-width="9.0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T2" style:family="text"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T3" style:family="text"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style:style style:name="T4" style:family="text">
      <style:text-properties fo:font-family="'Trebuchet MS'" style:font-style-name="Norm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685cm" svg:height="1.588cm" svg:x="2.905cm" svg:y="9.372cm">
          <text:p text:style-name="P1"><text:span text:style-name="T1">Extensible Even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715cm" svg:height="1.905cm" svg:x="2.905cm" svg:y="2.905cm">
          <text:p text:style-name="P1"><text:span text:style-name="T1">Socket &amp;</text:span><text:span text:style-name="T1"><text:line-break/></text:span><text:span text:style-name="T2">Data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1.905cm" svg:x="9.255cm" svg:y="2.905cm">
          <text:p text:style-name="P1"><text:span text:style-name="T1">HTTP &amp;</text:span><text:span text:style-name="T1"><text:line-break/></text:span><text:span text:style-name="T1">WebSo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8.145cm" svg:y="2.905cm">
          <text:p text:style-name="P1"><text:span text:style-name="T1">Google</text:span><text:span text:style-name="T1"><text:line-break/></text:span><text:span text:style-name="T1">Protobu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3.7cm" svg:y="2.905cm">
          <text:p text:style-name="P1"><text:span text:style-name="T2">SSL · StartT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8.145cm" svg:y="4.81cm">
          <text:p text:style-name="P1"><text:span text:style-name="T1">RTSP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02cm" svg:height="1.043cm" svg:x="2.862cm" svg:y="1.89cm">
          <draw:text-box>
            <text:p text:style-name="P3"><text:span text:style-name="T3">Transport Services</text:span></text:p>
          </draw:text-box>
        </draw:frame>
        <draw:frame draw:style-name="gr5" draw:text-style-name="P4" draw:layer="layout" svg:width="13.335cm" svg:height="1.043cm" svg:x="9.255cm" svg:y="1.89cm">
          <draw:text-box>
            <text:p text:style-name="P3"><text:span text:style-name="T3">Protocol Support</text:span></text:p>
          </draw:text-box>
        </draw:frame>
        <draw:frame draw:style-name="gr5" draw:text-style-name="P4" draw:layer="layout" svg:width="4.445cm" svg:height="1.043cm" draw:transform="rotate (1.5707963267946) translate (1.89cm 14cm)">
          <draw:text-box>
            <text:p text:style-name="P3"><text:span text:style-name="T3">Core</text:span></text:p>
          </draw:text-box>
        </draw:frame>
        <draw:frame draw:style-name="gr6" draw:text-style-name="P4" draw:layer="layout" svg:width="4.445cm" svg:height="1.093cm" draw:transform="rotate (-1.57079632679579) translate (23.683cm 9.555cm)">
          <draw:text-box>
            <text:p text:style-name="P3"><text:span text:style-name="T3">Core</text:span></text:p>
          </draw:text-box>
        </draw:frame>
        <draw:custom-shape draw:style-name="gr3" draw:text-style-name="P2" draw:layer="layout" svg:width="4.445cm" svg:height="1.905cm" svg:x="9.255cm" svg:y="4.81cm">
          <text:p text:style-name="P1"><text:span text:style-name="T1">zlib/gzip</text:span><text:span text:style-name="T1"><text:line-break/></text:span><text:span text:style-name="T1">Compr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3.7cm" svg:y="4.81cm">
          <text:p text:style-name="P1"><text:span text:style-name="T1">Large File</text:span><text:span text:style-name="T1"><text:line-break/></text:span><text:span text:style-name="T1">Transf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905cm" svg:x="2.905cm" svg:y="4.81cm">
          <text:p text:style-name="P1"><text:span text:style-name="T1">HTT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9.685cm" svg:height="1.588cm" svg:x="2.905cm" svg:y="10.96cm">
          <text:p text:style-name="P1"><text:span text:style-name="T1">Universal Communicatio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.335cm" svg:height="1.905cm" svg:x="9.255cm" svg:y="6.715cm">
          <text:p text:style-name="P1"><text:span text:style-name="T1">Legacy Text · Binary Protocols</text:span><text:span text:style-name="T1"><text:line-break/></text:span><text:span text:style-name="T4">with</text:span><text:span text:style-name="T1"> Unit Test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905cm" svg:x="2.905cm" svg:y="6.715cm">
          <text:p text:style-name="P1"><text:span text:style-name="T1">In-VM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9.685cm" svg:height="1.587cm" svg:x="2.905cm" svg:y="12.548cm">
          <text:p text:style-name="P1"><text:span text:style-name="T1">Zero-Copy-Capable Rich Byte 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ff9966" draw:start-intensity="100%" draw:end-intensity="100%" draw:angle="0" draw:border="0%"/>
    <draw:gradient draw:name="Trustin_20_Gradient_20_1" draw:display-name="Trustin Gradient 1" draw:style="linear" draw:start-color="#ffffff" draw:end-color="#aecf00" draw:start-intensity="100%" draw:end-intensity="100%" draw:angle="0" draw:border="0%"/>
    <draw:gradient draw:name="Trustin_20_Gradient_20_2" draw:display-name="Trustin Gradient 2" draw:style="linear" draw:start-color="#ffffff" draw:end-color="#ffd320" draw:start-intensity="100%" draw:end-intensity="100%" draw:angle="0" draw:border="0%"/>
    <draw:gradient draw:name="Trustin_20_Gradient_20_3" draw:display-name="Trustin Gradient 3" draw:style="linear" draw:start-color="#ffffff" draw:end-color="#ff8080" draw:start-intensity="100%" draw:end-intensity="100%" draw:angle="0" draw:border="0%"/>
    <draw:gradient draw:name="Trustin_20_Gradient_20_4" draw:display-name="Trustin Gradient 4" draw:style="linear" draw:start-color="#ffffff" draw:end-color="#cccc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algun Gothic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algun Gothic'" style:font-family-generic="roman" style:font-pitch="variable" fo:font-size="18pt" fo:font-style="normal" fo:text-shadow="none" style:text-underline-style="none" fo:font-weight="normal" style:letter-kerning="true" style:font-family-asian="'Malgun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8-09-24T12:49:26</meta:creation-date>
    <dc:date>2010-04-16T15:06:53.12</dc:date>
    <meta:editing-cycles>30</meta:editing-cycles>
    <meta:editing-duration>PT02H36M19S</meta:editing-duration>
    <dc:creator>Trustin Heuiseung Lee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